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style:font-size-asian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cm" svg:height="7.2cm" svg:x="3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6cm" svg:height="2.4cm" svg:x="3.6cm" svg:y="3.4cm">
          <text:p text:style-name="P1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6cm" svg:height="2.4cm" svg:x="3.6cm" svg:y="6.6cm">
          <text:p text:style-name="P1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4cm" svg:height="2.4cm" svg:x="14.6cm" svg:y="3.4cm">
          <text:p text:style-name="P1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2cm" svg:y1="4.6cm" svg:x2="14.6cm" svg:y2="4.6cm" draw:start-shape="id1" draw:start-glue-point="1" draw:end-shape="id2" draw:end-glue-point="3" svg:d="m8200 4600h6400">
          <text:p text:style-name="P1"/>
          <text:p text:style-name="P1"/>
          <text:p text:style-name="P1"/>
          <text:p text:style-name="P1">objdump </text:p>
          <text:p text:style-name="P1">--only-keep-debu</text:p>
        </draw:connector>
        <draw:custom-shape draw:style-name="gr2" draw:text-style-name="P1" xml:id="id4" draw:id="id4" draw:layer="layout" svg:width="4.4cm" svg:height="2.4cm" svg:x="14.6cm" svg:y="6.6cm">
          <text:p text:style-name="P1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2cm" svg:y1="7.8cm" svg:x2="14.6cm" svg:y2="7.8cm" draw:start-shape="id3" draw:start-glue-point="1" draw:end-shape="id4" draw:end-glue-point="3" svg:d="m8200 7800h6400">
          <text:p text:style-name="P1"/>
          <text:p text:style-name="P1"/>
          <text:p text:style-name="P1">strip</text:p>
        </draw:connector>
        <draw:connector draw:style-name="gr4" draw:text-style-name="P1" draw:layer="layout" draw:type="curve" draw:line-skew="1.187cm" svg:x1="19cm" svg:y1="4.6cm" svg:x2="19cm" svg:y2="7.8cm" draw:start-shape="id2" draw:start-glue-point="1" draw:end-shape="id4" draw:end-glue-point="1" svg:d="m19000 4600c2607 0 2607 3200 0 3200">
          <text:p/>
        </draw:connector>
        <draw:frame draw:style-name="gr5" draw:text-style-name="P1" draw:layer="layout" svg:width="8.511cm" svg:height="1.673cm" svg:x="19.489cm" svg:y="5.7cm">
          <draw:text-box>
            <text:p text:style-name="P1">objcopy -</text:p>
            <text:p text:style-name="P1">-add-gnu-debuglink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cm" svg:height="4.672cm" svg:x="6.4cm" svg:y="3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6cm" svg:height="2.4cm" svg:x="12.6cm" svg:y="5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4.6cm" svg:height="2.4cm" svg:x="7.2cm" svg:y="5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4.4cm" svg:height="2.4cm" svg:x="12.7cm" svg:y="11.4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7.4cm" svg:x2="14.9cm" svg:y2="11.4cm" draw:start-shape="id5" draw:start-glue-point="2" draw:end-shape="id6" draw:end-glue-point="0" svg:d="m14900 7400v4000">
          <text:p text:style-name="P1"><text:s text:c="20"/>objdump </text:p>
          <text:p text:style-name="P1"><text:s text:c="32"/>--only-keep-debug</text:p>
        </draw:connector>
        <draw:custom-shape draw:style-name="gr2" draw:text-style-name="P2" xml:id="id8" draw:id="id8" draw:layer="layout" svg:width="4.4cm" svg:height="2.4cm" svg:x="7.3cm" svg:y="11.4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cm" svg:y1="7.4cm" svg:x2="9.5cm" svg:y2="11.4cm" draw:start-shape="id7" draw:start-glue-point="2" draw:end-shape="id8" draw:end-glue-point="0" svg:d="m9500 7400v4000">
          <text:p text:style-name="P1"><text:s text:c="12"/>strip</text:p>
        </draw:connector>
        <draw:connector draw:style-name="gr4" draw:text-style-name="P1" draw:layer="layout" draw:type="curve" draw:line-skew="0.924cm" svg:x1="14.9cm" svg:y1="13.8cm" svg:x2="9.5cm" svg:y2="13.8cm" draw:start-shape="id6" draw:start-glue-point="2" draw:end-shape="id8" draw:end-glue-point="2" svg:d="m14900 13800c0 2212-5400 2212-5400 0">
          <text:p/>
        </draw:connector>
        <draw:frame draw:style-name="gr5" draw:text-style-name="P3" draw:layer="layout" svg:width="8.511cm" svg:height="1.673cm" svg:x="8cm" svg:y="16.527cm">
          <draw:text-box>
            <text:p text:style-name="P3">objcopy -</text:p>
            <text:p text:style-name="P3">--add-gnu-debuglink</text:p>
          </draw:text-box>
        </draw:frame>
        <draw:custom-shape draw:style-name="gr1" draw:text-style-name="P3" xml:id="id9" draw:id="id9" draw:layer="layout" svg:width="5.2cm" svg:height="2.2cm" svg:x="1.2cm" svg:y="15.3cm">
          <text:p text:style-name="P3">foo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cm" svg:y1="12.6cm" svg:x2="3.8cm" svg:y2="15.3cm" draw:start-shape="id8" draw:start-glue-point="3" draw:end-shape="id9" draw:end-glue-point="4" svg:d="m7300 12600-3500 2700">
          <text:p/>
        </draw:connector>
        <draw:custom-shape draw:style-name="gr1" draw:text-style-name="P3" xml:id="id10" draw:id="id10" draw:layer="layout" svg:width="5.2cm" svg:height="2.2cm" svg:x="17.75cm" svg:y="15.25cm">
          <text:p text:style-name="P3">foo-dbg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1cm" svg:y1="12.6cm" svg:x2="20.35cm" svg:y2="15.25cm" draw:start-shape="id6" draw:start-glue-point="1" draw:end-shape="id10" draw:end-glue-point="4" svg:d="m17100 12600 3250 2650">
          <text:p/>
        </draw:connector>
        <draw:frame draw:style-name="gr5" draw:text-style-name="P4" draw:layer="layout" svg:width="12.427cm" svg:height="1.06cm" svg:x="6.001cm" svg:y="3.528cm">
          <draw:text-box>
            <text:p text:style-name="P4">デバッグ情報を持った実行ファイル</text:p>
          </draw:text-box>
        </draw:frame>
        <draw:custom-shape draw:style-name="gr7" draw:text-style-name="P1" draw:layer="layout" svg:width="22.168cm" svg:height="15.553cm" svg:x="1.001cm" svg:y="3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11.6cm" svg:height="4.672cm" svg:x="6.4cm" svg:y="3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4.6cm" svg:height="2.4cm" svg:x="12.6cm" svg:y="5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4.6cm" svg:height="2.4cm" svg:x="7.2cm" svg:y="5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4.4cm" svg:height="2.4cm" svg:x="12.7cm" svg:y="11.4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7.4cm" svg:x2="14.9cm" svg:y2="11.4cm" draw:start-shape="id11" draw:start-glue-point="2" draw:end-shape="id12" draw:end-glue-point="0" svg:d="m14900 7400v4000">
          <text:p text:style-name="P1"><text:s text:c="20"/>objdump </text:p>
          <text:p text:style-name="P1"><text:s text:c="32"/>--only-keep-debug</text:p>
        </draw:connector>
        <draw:custom-shape draw:style-name="gr2" draw:text-style-name="P2" xml:id="id14" draw:id="id14" draw:layer="layout" svg:width="4.4cm" svg:height="2.4cm" svg:x="7.3cm" svg:y="11.4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cm" svg:y1="7.4cm" svg:x2="9.5cm" svg:y2="11.4cm" draw:start-shape="id13" draw:start-glue-point="2" draw:end-shape="id14" draw:end-glue-point="0" svg:d="m9500 7400v4000">
          <text:p text:style-name="P1"><text:s text:c="12"/>strip</text:p>
        </draw:connector>
        <draw:connector draw:style-name="gr4" draw:text-style-name="P1" draw:layer="layout" draw:type="curve" draw:line-skew="0.924cm" svg:x1="14.9cm" svg:y1="13.8cm" svg:x2="9.5cm" svg:y2="13.8cm" draw:start-shape="id12" draw:start-glue-point="2" draw:end-shape="id14" draw:end-glue-point="2" svg:d="m14900 13800c0 2212-5400 2212-5400 0">
          <text:p/>
        </draw:connector>
        <draw:frame draw:style-name="gr5" draw:text-style-name="P3" draw:layer="layout" svg:width="8.511cm" svg:height="1.673cm" svg:x="8cm" svg:y="16.527cm">
          <draw:text-box>
            <text:p text:style-name="P3">objcopy -</text:p>
            <text:p text:style-name="P3">--add-gnu-debuglink</text:p>
          </draw:text-box>
        </draw:frame>
        <draw:custom-shape draw:style-name="gr1" draw:text-style-name="P3" xml:id="id15" draw:id="id15" draw:layer="layout" svg:width="5.2cm" svg:height="2.2cm" svg:x="1.2cm" svg:y="15.3cm">
          <text:p text:style-name="P3">foo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cm" svg:y1="12.6cm" svg:x2="3.8cm" svg:y2="15.3cm" draw:start-shape="id14" draw:start-glue-point="3" draw:end-shape="id15" draw:end-glue-point="4" svg:d="m7300 12600-3500 2700">
          <text:p/>
        </draw:connector>
        <draw:custom-shape draw:style-name="gr1" draw:text-style-name="P3" xml:id="id16" draw:id="id16" draw:layer="layout" svg:width="5.2cm" svg:height="2.2cm" svg:x="17.75cm" svg:y="15.25cm">
          <text:p text:style-name="P3">foo-dbg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1cm" svg:y1="12.6cm" svg:x2="20.35cm" svg:y2="15.25cm" draw:start-shape="id12" draw:start-glue-point="1" draw:end-shape="id16" draw:end-glue-point="4" svg:d="m17100 12600 3250 2650">
          <text:p/>
        </draw:connector>
        <draw:frame draw:style-name="gr5" draw:text-style-name="P4" draw:layer="layout" svg:width="12.427cm" svg:height="1.06cm" svg:x="6.001cm" svg:y="3.528cm">
          <draw:text-box>
            <text:p text:style-name="P4">デバッグ情報を持った実行ファイル</text:p>
          </draw:text-box>
        </draw:frame>
        <draw:custom-shape draw:style-name="gr7" draw:text-style-name="P1" draw:layer="layout" svg:width="22.168cm" svg:height="15.553cm" svg:x="1.001cm" svg:y="3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cm" svg:height="4.672cm" svg:x="6.4cm" svg:y="3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4.6cm" svg:height="2.4cm" svg:x="12.6cm" svg:y="5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9" draw:id="id19" draw:layer="layout" svg:width="4.6cm" svg:height="2.4cm" svg:x="7.2cm" svg:y="5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4.4cm" svg:height="2.4cm" svg:x="12.7cm" svg:y="11.4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7.4cm" svg:x2="14.9cm" svg:y2="11.4cm" draw:start-shape="id17" draw:start-glue-point="2" draw:end-shape="id18" draw:end-glue-point="0" svg:d="m14900 7400v4000">
          <text:p text:style-name="P1"><text:s text:c="20"/>objdump </text:p>
          <text:p text:style-name="P1"><text:s text:c="32"/>--only-keep-debug</text:p>
        </draw:connector>
        <draw:custom-shape draw:style-name="gr2" draw:text-style-name="P2" xml:id="id20" draw:id="id20" draw:layer="layout" svg:width="4.4cm" svg:height="2.4cm" svg:x="7.3cm" svg:y="11.4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cm" svg:y1="7.4cm" svg:x2="9.5cm" svg:y2="11.4cm" draw:start-shape="id19" draw:start-glue-point="2" draw:end-shape="id20" draw:end-glue-point="0" svg:d="m9500 7400v4000">
          <text:p text:style-name="P1"><text:s text:c="12"/>strip</text:p>
        </draw:connector>
        <draw:connector draw:style-name="gr4" draw:text-style-name="P1" draw:layer="layout" draw:type="curve" draw:line-skew="0.924cm" svg:x1="14.9cm" svg:y1="13.8cm" svg:x2="9.5cm" svg:y2="13.8cm" draw:start-shape="id18" draw:start-glue-point="2" draw:end-shape="id20" draw:end-glue-point="2" svg:d="m14900 13800c0 2212-5400 2212-5400 0">
          <text:p/>
        </draw:connector>
        <draw:frame draw:style-name="gr5" draw:text-style-name="P3" draw:layer="layout" svg:width="8.511cm" svg:height="1.673cm" svg:x="8cm" svg:y="16.527cm">
          <draw:text-box>
            <text:p text:style-name="P3">objcopy -</text:p>
            <text:p text:style-name="P3">--add-gnu-debuglink</text:p>
          </draw:text-box>
        </draw:frame>
        <draw:custom-shape draw:style-name="gr1" draw:text-style-name="P3" xml:id="id21" draw:id="id21" draw:layer="layout" svg:width="5.2cm" svg:height="2.2cm" svg:x="1.2cm" svg:y="15.3cm">
          <text:p text:style-name="P3">foo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cm" svg:y1="12.6cm" svg:x2="3.8cm" svg:y2="15.3cm" draw:start-shape="id20" draw:start-glue-point="3" draw:end-shape="id21" draw:end-glue-point="4" svg:d="m7300 12600-3500 2700">
          <text:p/>
        </draw:connector>
        <draw:custom-shape draw:style-name="gr1" draw:text-style-name="P3" xml:id="id22" draw:id="id22" draw:layer="layout" svg:width="5.2cm" svg:height="2.2cm" svg:x="17.75cm" svg:y="15.25cm">
          <text:p text:style-name="P3">foo-dbg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1cm" svg:y1="12.6cm" svg:x2="20.35cm" svg:y2="15.25cm" draw:start-shape="id18" draw:start-glue-point="1" draw:end-shape="id22" draw:end-glue-point="4" svg:d="m17100 12600 3250 2650">
          <text:p/>
        </draw:connector>
        <draw:frame draw:style-name="gr5" draw:text-style-name="P4" draw:layer="layout" svg:width="12.427cm" svg:height="1.06cm" svg:x="6.001cm" svg:y="3.528cm">
          <draw:text-box>
            <text:p text:style-name="P4">デバッグ情報を持った実行ファイル</text:p>
          </draw:text-box>
        </draw:frame>
        <draw:custom-shape draw:style-name="gr7" draw:text-style-name="P1" draw:layer="layout" svg:width="22.168cm" svg:height="15.553cm" svg:x="1.001cm" svg:y="3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1.6cm" svg:height="4.672cm" svg:x="6.4cm" svg:y="3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3" draw:id="id23" draw:layer="layout" svg:width="4.6cm" svg:height="2.4cm" svg:x="12.6cm" svg:y="5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5" draw:id="id25" draw:layer="layout" svg:width="4.6cm" svg:height="2.4cm" svg:x="7.2cm" svg:y="5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4" draw:id="id24" draw:layer="layout" svg:width="4.4cm" svg:height="2.4cm" svg:x="12.7cm" svg:y="11.4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7.4cm" svg:x2="14.9cm" svg:y2="11.4cm" draw:start-shape="id23" draw:start-glue-point="2" draw:end-shape="id24" draw:end-glue-point="0" svg:d="m14900 7400v4000">
          <text:p text:style-name="P1"><text:s text:c="20"/>objdump </text:p>
          <text:p text:style-name="P1"><text:s text:c="32"/>--only-keep-debug</text:p>
        </draw:connector>
        <draw:custom-shape draw:style-name="gr2" draw:text-style-name="P2" xml:id="id26" draw:id="id26" draw:layer="layout" svg:width="4.4cm" svg:height="2.4cm" svg:x="7.3cm" svg:y="11.4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cm" svg:y1="7.4cm" svg:x2="9.5cm" svg:y2="11.4cm" draw:start-shape="id25" draw:start-glue-point="2" draw:end-shape="id26" draw:end-glue-point="0" svg:d="m9500 7400v4000">
          <text:p text:style-name="P1"><text:s text:c="12"/>strip</text:p>
        </draw:connector>
        <draw:connector draw:style-name="gr4" draw:text-style-name="P1" draw:layer="layout" draw:type="curve" draw:line-skew="0.924cm" svg:x1="14.9cm" svg:y1="13.8cm" svg:x2="9.5cm" svg:y2="13.8cm" draw:start-shape="id24" draw:start-glue-point="2" draw:end-shape="id26" draw:end-glue-point="2" svg:d="m14900 13800c0 2212-5400 2212-5400 0">
          <text:p/>
        </draw:connector>
        <draw:frame draw:style-name="gr5" draw:text-style-name="P3" draw:layer="layout" svg:width="8.511cm" svg:height="1.673cm" svg:x="8cm" svg:y="16.527cm">
          <draw:text-box>
            <text:p text:style-name="P3">objcopy -</text:p>
            <text:p text:style-name="P3">--add-gnu-debuglink</text:p>
          </draw:text-box>
        </draw:frame>
        <draw:custom-shape draw:style-name="gr1" draw:text-style-name="P3" xml:id="id27" draw:id="id27" draw:layer="layout" svg:width="5.2cm" svg:height="2.2cm" svg:x="1.2cm" svg:y="15.3cm">
          <text:p text:style-name="P3">foo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cm" svg:y1="12.6cm" svg:x2="3.8cm" svg:y2="15.3cm" draw:start-shape="id26" draw:start-glue-point="3" draw:end-shape="id27" draw:end-glue-point="4" svg:d="m7300 12600-3500 2700">
          <text:p/>
        </draw:connector>
        <draw:custom-shape draw:style-name="gr1" draw:text-style-name="P3" xml:id="id28" draw:id="id28" draw:layer="layout" svg:width="5.2cm" svg:height="2.2cm" svg:x="17.75cm" svg:y="15.25cm">
          <text:p text:style-name="P3">foo-dbg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1cm" svg:y1="12.6cm" svg:x2="20.35cm" svg:y2="15.25cm" draw:start-shape="id24" draw:start-glue-point="1" draw:end-shape="id28" draw:end-glue-point="4" svg:d="m17100 12600 3250 2650">
          <text:p/>
        </draw:connector>
        <draw:frame draw:style-name="gr5" draw:text-style-name="P4" draw:layer="layout" svg:width="12.427cm" svg:height="1.06cm" svg:x="6.001cm" svg:y="3.528cm">
          <draw:text-box>
            <text:p text:style-name="P4">デバッグ情報を持った実行ファイル</text:p>
          </draw:text-box>
        </draw:frame>
        <draw:custom-shape draw:style-name="gr7" draw:text-style-name="P1" draw:layer="layout" svg:width="22.168cm" svg:height="15.553cm" svg:x="1.001cm" svg:y="3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1.6cm" svg:height="4.672cm" svg:x="6.4cm" svg:y="3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4.6cm" svg:height="2.4cm" svg:x="12.6cm" svg:y="5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1" draw:id="id31" draw:layer="layout" svg:width="4.6cm" svg:height="2.4cm" svg:x="7.2cm" svg:y="5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0" draw:id="id30" draw:layer="layout" svg:width="4.4cm" svg:height="2.4cm" svg:x="12.7cm" svg:y="11.4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7.4cm" svg:x2="14.9cm" svg:y2="11.4cm" draw:start-shape="id29" draw:start-glue-point="2" draw:end-shape="id30" draw:end-glue-point="0" svg:d="m14900 7400v4000">
          <text:p text:style-name="P1"><text:s text:c="20"/>objdump </text:p>
          <text:p text:style-name="P1"><text:s text:c="32"/>--only-keep-debug</text:p>
        </draw:connector>
        <draw:custom-shape draw:style-name="gr2" draw:text-style-name="P2" xml:id="id32" draw:id="id32" draw:layer="layout" svg:width="4.4cm" svg:height="2.4cm" svg:x="7.3cm" svg:y="11.4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cm" svg:y1="7.4cm" svg:x2="9.5cm" svg:y2="11.4cm" draw:start-shape="id31" draw:start-glue-point="2" draw:end-shape="id32" draw:end-glue-point="0" svg:d="m9500 7400v4000">
          <text:p text:style-name="P1"><text:s text:c="12"/>strip</text:p>
        </draw:connector>
        <draw:connector draw:style-name="gr4" draw:text-style-name="P1" draw:layer="layout" draw:type="curve" draw:line-skew="0.924cm" svg:x1="14.9cm" svg:y1="13.8cm" svg:x2="9.5cm" svg:y2="13.8cm" draw:start-shape="id30" draw:start-glue-point="2" draw:end-shape="id32" draw:end-glue-point="2" svg:d="m14900 13800c0 2212-5400 2212-5400 0">
          <text:p/>
        </draw:connector>
        <draw:frame draw:style-name="gr5" draw:text-style-name="P3" draw:layer="layout" svg:width="8.511cm" svg:height="1.673cm" svg:x="8cm" svg:y="16.527cm">
          <draw:text-box>
            <text:p text:style-name="P3">objcopy -</text:p>
            <text:p text:style-name="P3">--add-gnu-debuglink</text:p>
          </draw:text-box>
        </draw:frame>
        <draw:custom-shape draw:style-name="gr1" draw:text-style-name="P3" xml:id="id33" draw:id="id33" draw:layer="layout" svg:width="5.2cm" svg:height="2.2cm" svg:x="1.2cm" svg:y="15.3cm">
          <text:p text:style-name="P3">foo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cm" svg:y1="12.6cm" svg:x2="3.8cm" svg:y2="15.3cm" draw:start-shape="id32" draw:start-glue-point="3" draw:end-shape="id33" draw:end-glue-point="4" svg:d="m7300 12600-3500 2700">
          <text:p/>
        </draw:connector>
        <draw:custom-shape draw:style-name="gr1" draw:text-style-name="P3" xml:id="id34" draw:id="id34" draw:layer="layout" svg:width="5.2cm" svg:height="2.2cm" svg:x="17.75cm" svg:y="15.25cm">
          <text:p text:style-name="P3">foo-dbg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1cm" svg:y1="12.6cm" svg:x2="20.35cm" svg:y2="15.25cm" draw:start-shape="id30" draw:start-glue-point="1" draw:end-shape="id34" draw:end-glue-point="4" svg:d="m17100 12600 3250 2650">
          <text:p/>
        </draw:connector>
        <draw:frame draw:style-name="gr5" draw:text-style-name="P4" draw:layer="layout" svg:width="12.427cm" svg:height="1.06cm" svg:x="6.001cm" svg:y="3.528cm">
          <draw:text-box>
            <text:p text:style-name="P4">デバッグ情報を持った実行ファイル</text:p>
          </draw:text-box>
        </draw:frame>
        <draw:custom-shape draw:style-name="gr7" draw:text-style-name="P1" draw:layer="layout" svg:width="22.168cm" svg:height="15.553cm" svg:x="1.001cm" svg:y="3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1.6cm" svg:height="4.672cm" svg:x="6.4cm" svg:y="3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5" draw:id="id35" draw:layer="layout" svg:width="4.6cm" svg:height="2.4cm" svg:x="12.6cm" svg:y="5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7" draw:id="id37" draw:layer="layout" svg:width="4.6cm" svg:height="2.4cm" svg:x="7.2cm" svg:y="5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6" draw:id="id36" draw:layer="layout" svg:width="4.4cm" svg:height="2.4cm" svg:x="12.7cm" svg:y="11.4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7.4cm" svg:x2="14.9cm" svg:y2="11.4cm" draw:start-shape="id35" draw:start-glue-point="2" draw:end-shape="id36" draw:end-glue-point="0" svg:d="m14900 7400v4000">
          <text:p text:style-name="P1"><text:s text:c="20"/>objdump </text:p>
          <text:p text:style-name="P1"><text:s text:c="32"/>--only-keep-debug</text:p>
        </draw:connector>
        <draw:custom-shape draw:style-name="gr2" draw:text-style-name="P2" xml:id="id38" draw:id="id38" draw:layer="layout" svg:width="4.4cm" svg:height="2.4cm" svg:x="7.3cm" svg:y="11.4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cm" svg:y1="7.4cm" svg:x2="9.5cm" svg:y2="11.4cm" draw:start-shape="id37" draw:start-glue-point="2" draw:end-shape="id38" draw:end-glue-point="0" svg:d="m9500 7400v4000">
          <text:p text:style-name="P1"><text:s text:c="12"/>strip</text:p>
        </draw:connector>
        <draw:connector draw:style-name="gr4" draw:text-style-name="P1" draw:layer="layout" draw:type="curve" draw:line-skew="0.924cm" svg:x1="14.9cm" svg:y1="13.8cm" svg:x2="9.5cm" svg:y2="13.8cm" draw:start-shape="id36" draw:start-glue-point="2" draw:end-shape="id38" draw:end-glue-point="2" svg:d="m14900 13800c0 2212-5400 2212-5400 0">
          <text:p/>
        </draw:connector>
        <draw:frame draw:style-name="gr5" draw:text-style-name="P3" draw:layer="layout" svg:width="8.511cm" svg:height="1.673cm" svg:x="8cm" svg:y="16.527cm">
          <draw:text-box>
            <text:p text:style-name="P3">objcopy -</text:p>
            <text:p text:style-name="P3">--add-gnu-debuglink</text:p>
          </draw:text-box>
        </draw:frame>
        <draw:custom-shape draw:style-name="gr1" draw:text-style-name="P3" xml:id="id39" draw:id="id39" draw:layer="layout" svg:width="5.2cm" svg:height="2.2cm" svg:x="1.2cm" svg:y="15.3cm">
          <text:p text:style-name="P3">foo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cm" svg:y1="12.6cm" svg:x2="3.8cm" svg:y2="15.3cm" draw:start-shape="id38" draw:start-glue-point="3" draw:end-shape="id39" draw:end-glue-point="4" svg:d="m7300 12600-3500 2700">
          <text:p/>
        </draw:connector>
        <draw:custom-shape draw:style-name="gr1" draw:text-style-name="P3" xml:id="id40" draw:id="id40" draw:layer="layout" svg:width="5.2cm" svg:height="2.2cm" svg:x="17.75cm" svg:y="15.25cm">
          <text:p text:style-name="P3">foo-dbg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1cm" svg:y1="12.6cm" svg:x2="20.35cm" svg:y2="15.25cm" draw:start-shape="id36" draw:start-glue-point="1" draw:end-shape="id40" draw:end-glue-point="4" svg:d="m17100 12600 3250 2650">
          <text:p/>
        </draw:connector>
        <draw:frame draw:style-name="gr5" draw:text-style-name="P4" draw:layer="layout" svg:width="12.427cm" svg:height="1.06cm" svg:x="6.001cm" svg:y="3.528cm">
          <draw:text-box>
            <text:p text:style-name="P4">デバッグ情報を持った実行ファイル</text:p>
          </draw:text-box>
        </draw:frame>
        <draw:custom-shape draw:style-name="gr7" draw:text-style-name="P1" draw:layer="layout" svg:width="22.168cm" svg:height="15.553cm" svg:x="1.001cm" svg:y="3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" draw:text-style-name="P1" draw:layer="layout" svg:width="11.6cm" svg:height="4.672cm" svg:x="6.4cm" svg:y="3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1" draw:id="id41" draw:layer="layout" svg:width="4.6cm" svg:height="2.4cm" svg:x="12.6cm" svg:y="5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3" draw:id="id43" draw:layer="layout" svg:width="4.6cm" svg:height="2.4cm" svg:x="7.2cm" svg:y="5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2" draw:id="id42" draw:layer="layout" svg:width="4.4cm" svg:height="2.4cm" svg:x="12.7cm" svg:y="11.4cm">
          <text:p text:style-name="P2">デバッグ情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7.4cm" svg:x2="14.9cm" svg:y2="11.4cm" draw:start-shape="id41" draw:start-glue-point="2" draw:end-shape="id42" draw:end-glue-point="0" svg:d="m14900 7400v4000">
          <text:p text:style-name="P1"><text:s text:c="20"/>objdump </text:p>
          <text:p text:style-name="P1"><text:s text:c="32"/>--only-keep-debug</text:p>
        </draw:connector>
        <draw:custom-shape draw:style-name="gr2" draw:text-style-name="P2" xml:id="id44" draw:id="id44" draw:layer="layout" svg:width="4.4cm" svg:height="2.4cm" svg:x="7.3cm" svg:y="11.4cm">
          <text:p text:style-name="P2">実行ファイ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cm" svg:y1="7.4cm" svg:x2="9.5cm" svg:y2="11.4cm" draw:start-shape="id43" draw:start-glue-point="2" draw:end-shape="id44" draw:end-glue-point="0" svg:d="m9500 7400v4000">
          <text:p text:style-name="P1"><text:s text:c="12"/>strip</text:p>
        </draw:connector>
        <draw:connector draw:style-name="gr4" draw:text-style-name="P1" draw:layer="layout" draw:type="curve" draw:line-skew="0.924cm" svg:x1="14.9cm" svg:y1="13.8cm" svg:x2="9.5cm" svg:y2="13.8cm" draw:start-shape="id42" draw:start-glue-point="2" draw:end-shape="id44" draw:end-glue-point="2" svg:d="m14900 13800c0 2212-5400 2212-5400 0">
          <text:p/>
        </draw:connector>
        <draw:frame draw:style-name="gr5" draw:text-style-name="P3" draw:layer="layout" svg:width="8.511cm" svg:height="1.673cm" svg:x="8cm" svg:y="16.527cm">
          <draw:text-box>
            <text:p text:style-name="P3">objcopy -</text:p>
            <text:p text:style-name="P3">--add-gnu-debuglink</text:p>
          </draw:text-box>
        </draw:frame>
        <draw:custom-shape draw:style-name="gr1" draw:text-style-name="P3" xml:id="id45" draw:id="id45" draw:layer="layout" svg:width="5.2cm" svg:height="2.2cm" svg:x="1.2cm" svg:y="15.3cm">
          <text:p text:style-name="P3">foo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cm" svg:y1="12.6cm" svg:x2="3.8cm" svg:y2="15.3cm" draw:start-shape="id44" draw:start-glue-point="3" draw:end-shape="id45" draw:end-glue-point="4" svg:d="m7300 12600-3500 2700">
          <text:p/>
        </draw:connector>
        <draw:custom-shape draw:style-name="gr1" draw:text-style-name="P3" xml:id="id46" draw:id="id46" draw:layer="layout" svg:width="5.2cm" svg:height="2.2cm" svg:x="17.75cm" svg:y="15.25cm">
          <text:p text:style-name="P3">foo-dbg.d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1cm" svg:y1="12.6cm" svg:x2="20.35cm" svg:y2="15.25cm" draw:start-shape="id42" draw:start-glue-point="1" draw:end-shape="id46" draw:end-glue-point="4" svg:d="m17100 12600 3250 2650">
          <text:p/>
        </draw:connector>
        <draw:frame draw:style-name="gr5" draw:text-style-name="P4" draw:layer="layout" svg:width="12.427cm" svg:height="1.06cm" svg:x="6.001cm" svg:y="3.528cm">
          <draw:text-box>
            <text:p text:style-name="P4">デバッグ情報を持った実行ファイル</text:p>
          </draw:text-box>
        </draw:frame>
        <draw:custom-shape draw:style-name="gr7" draw:text-style-name="P1" draw:layer="layout" svg:width="22.168cm" svg:height="15.553cm" svg:x="1.001cm" svg:y="3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2" draw:text-style-name="P1" xml:id="id47" draw:id="id47" draw:layer="layout" svg:width="6.2cm" svg:height="1.2cm" svg:x="2cm" svg:y="1.2cm">
          <text:p text:style-name="P1">パッケージ作成開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3" draw:id="id53" draw:layer="layout" svg:width="6.2cm" svg:height="1.2cm" svg:x="2cm" svg:y="17.9cm">
          <text:p text:style-name="P1">パッケージ作成終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8" draw:id="id48" draw:layer="layout" svg:width="6.2cm" svg:height="1.15cm" svg:x="2.05cm" svg:y="3.55cm">
          <text:p text:style-name="P1">…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2" draw:id="id52" draw:layer="layout" svg:width="6.2cm" svg:height="1cm" svg:x="2cm" svg:y="15.5cm">
          <text:p text:style-name="P1">…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0" draw:id="id50" draw:layer="layout" svg:width="6.2cm" svg:height="1.2cm" svg:x="2cm" svg:y="10.6cm">
          <text:p text:style-name="P1">dh_str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1" draw:id="id51" draw:layer="layout" svg:width="6.2cm" svg:height="1.151cm" svg:x="2.05cm" svg:y="12.749cm">
          <text:p text:style-name="P1">dh_buildd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1cm" svg:y1="2.4cm" svg:x2="5.15cm" svg:y2="3.55cm" draw:start-shape="id47" draw:start-glue-point="2" draw:end-shape="id48" draw:end-glue-point="0" svg:d="m5100 2400 50 1150">
          <text:p/>
        </draw:connector>
        <draw:connector draw:style-name="gr4" draw:text-style-name="P1" draw:layer="layout" draw:type="line" svg:x1="5.05cm" svg:y1="9.45cm" svg:x2="5.1cm" svg:y2="10.6cm" draw:start-shape="id49" draw:end-shape="id50" draw:end-glue-point="0" svg:d="m5050 9450 50 1150">
          <text:p/>
        </draw:connector>
        <draw:connector draw:style-name="gr4" draw:text-style-name="P1" draw:layer="layout" draw:type="line" svg:x1="5.1cm" svg:y1="11.8cm" svg:x2="5.15cm" svg:y2="12.749cm" draw:start-shape="id50" draw:start-glue-point="2" draw:end-shape="id51" svg:d="m5100 11800 50 949">
          <text:p/>
        </draw:connector>
        <draw:connector draw:style-name="gr4" draw:text-style-name="P1" draw:layer="layout" draw:type="line" svg:x1="5.15cm" svg:y1="13.9cm" svg:x2="5.1cm" svg:y2="15.5cm" draw:start-shape="id51" draw:start-glue-point="2" draw:end-shape="id52" draw:end-glue-point="0" svg:d="m5150 13900-50 1600">
          <text:p/>
        </draw:connector>
        <draw:connector draw:style-name="gr4" draw:text-style-name="P1" draw:layer="layout" draw:type="line" svg:x1="5.1cm" svg:y1="16.5cm" svg:x2="5.1cm" svg:y2="17.9cm" draw:start-shape="id52" draw:start-glue-point="2" draw:end-shape="id53" draw:end-glue-point="0" svg:d="m5100 16500v1400">
          <text:p/>
        </draw:connector>
        <draw:custom-shape draw:style-name="gr2" draw:text-style-name="P1" xml:id="id54" draw:id="id54" draw:layer="layout" svg:width="6.2cm" svg:height="1.68cm" svg:x="2cm" svg:y="5.9cm">
          <text:p text:style-name="P1">コンパイル</text:p>
          <text:p text:style-name="P1">（デバッグオプション有効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15cm" svg:y1="4.7cm" svg:x2="5.1cm" svg:y2="5.9cm" draw:start-shape="id48" draw:start-glue-point="2" draw:end-shape="id54" draw:end-glue-point="0" svg:d="m5150 4700-50 1200">
          <text:p/>
        </draw:connector>
        <draw:connector draw:style-name="gr4" draw:text-style-name="P1" draw:layer="layout" draw:type="line" svg:x1="5.1cm" svg:y1="7.58cm" svg:x2="5.05cm" svg:y2="8.25cm" draw:start-shape="id54" draw:start-glue-point="2" draw:end-shape="id49" draw:end-glue-point="0" svg:d="m5100 7580-50 670">
          <text:p/>
        </draw:connector>
        <draw:custom-shape draw:style-name="gr2" draw:text-style-name="P1" xml:id="id49" draw:id="id49" draw:layer="layout" svg:width="6.2cm" svg:height="1.2cm" svg:x="1.95cm" svg:y="8.25cm">
          <text:p text:style-name="P1">…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6" draw:id="id56" draw:layer="layout" svg:width="6.983cm" svg:height="2.027cm" svg:x="19.529cm" svg:y="6.97cm">
          <text:p text:style-name="P6"><text:span text:style-name="T1"><text:s/></text:span><text:span text:style-name="T1">実行ファイルから</text:span></text:p>
          <text:p text:style-name="P6"><text:span text:style-name="T1">デバッグ情報を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7" draw:id="id57" draw:layer="layout" svg:width="6.962cm" svg:height="2.027cm" svg:x="11.264cm" svg:y="6.957cm">
          <text:p text:style-name="P6"><text:span text:style-name="T1"><text:s/></text:span><text:span text:style-name="T1">実行ファイルから</text:span></text:p>
          <text:p text:style-name="P6"><text:span text:style-name="T1">デバッグ情報を取り出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8" draw:id="id58" draw:layer="layout" svg:width="7.28cm" svg:height="3.378cm" svg:x="11.118cm" svg:y="9.938cm">
          <text:p text:style-name="P6"><text:span text:style-name="T1">デバッグ情報ファイルを</text:span></text:p>
          <text:p text:style-name="P6"><text:span text:style-name="T1">パッケージ処理ディレク</text:span></text:p>
          <text:p text:style-name="P6"><text:span text:style-name="T1">トリに格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9" draw:id="id59" draw:layer="layout" svg:width="7.28cm" svg:height="3.378cm" svg:x="19.368cm" svg:y="9.888cm">
          <text:p text:style-name="P6"><text:span text:style-name="T1">実行ファイルを</text:span></text:p>
          <text:p text:style-name="P6"><text:span text:style-name="T1">パッケージ処理ディレク</text:span></text:p>
          <text:p text:style-name="P6"><text:span text:style-name="T1">トリに格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5" draw:id="id55" draw:layer="layout" svg:width="7.437cm" svg:height="3.289cm" svg:x="11.084cm" svg:y="2.645cm">
          <text:p text:style-name="P6"><text:span text:style-name="T1">デバッグ情報パッケージ</text:span></text:p>
          <text:p text:style-name="P6"><text:span text:style-name="T1">が指定されてい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line-skew="0cm -0.663cm" svg:x1="8.2cm" svg:y1="11.2cm" svg:x2="14.803cm" svg:y2="2.645cm" draw:start-shape="id50" draw:start-glue-point="1" draw:end-shape="id55" draw:end-glue-point="4" svg:d="m8200 11200h1442v-9769h5161v1214">
          <text:p/>
        </draw:connector>
        <draw:connector draw:style-name="gr9" draw:text-style-name="P1" draw:layer="layout" svg:x1="18.521cm" svg:y1="4.29cm" svg:x2="23.02cm" svg:y2="6.97cm" draw:start-shape="id55" draw:start-glue-point="7" draw:end-shape="id56" svg:d="m18521 4290h4499v2680">
          <text:p/>
        </draw:connector>
        <draw:connector draw:style-name="gr9" draw:text-style-name="P1" draw:layer="layout" svg:x1="14.803cm" svg:y1="5.934cm" svg:x2="14.745cm" svg:y2="6.957cm" draw:start-shape="id55" draw:start-glue-point="6" draw:end-shape="id57" draw:end-glue-point="0" svg:d="m14803 5934v511h-58v512">
          <text:p/>
        </draw:connector>
        <draw:connector draw:style-name="gr9" draw:text-style-name="P1" draw:layer="layout" draw:line-skew="0.899cm 0cm -0.948cm" svg:x1="14.758cm" svg:y1="13.316cm" svg:x2="23.02cm" svg:y2="6.97cm" draw:start-shape="id58" draw:start-glue-point="2" draw:end-shape="id56" draw:end-glue-point="0" svg:d="m14758 13316v1451h4206v-9296h4056v1499">
          <text:p/>
        </draw:connector>
        <draw:connector draw:style-name="gr9" draw:text-style-name="P1" draw:layer="layout" svg:x1="14.745cm" svg:y1="8.984cm" svg:x2="14.758cm" svg:y2="9.938cm" draw:start-shape="id57" draw:start-glue-point="2" draw:end-shape="id58" draw:end-glue-point="0" svg:d="m14745 8984v477h13v477">
          <text:p/>
        </draw:connector>
        <draw:connector draw:style-name="gr9" draw:text-style-name="P1" draw:layer="layout" draw:line-skew="4.096cm -4.131cm" svg:x1="23.008cm" svg:y1="13.266cm" svg:x2="8.2cm" svg:y2="11.2cm" draw:start-shape="id59" draw:start-glue-point="2" draw:end-shape="id50" draw:end-glue-point="1" svg:d="m23008 13266v4648h-13354v-6714h-1454">
          <text:p/>
        </draw:connecto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" draw:text-style-name="P2" xml:id="id60" draw:id="id60" draw:layer="layout" svg:width="6.2cm" svg:height="1.2cm" svg:x="2cm" svg:y="1.2cm">
          <text:p text:style-name="P2">パッケージ作成開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6" draw:id="id66" draw:layer="layout" svg:width="6.2cm" svg:height="1.2cm" svg:x="2cm" svg:y="17.9cm">
          <text:p text:style-name="P2">パッケージ作成終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1" draw:id="id61" draw:layer="layout" svg:width="6.2cm" svg:height="1.15cm" svg:x="2.05cm" svg:y="3.55cm">
          <text:p text:style-name="P2">…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5" draw:id="id65" draw:layer="layout" svg:width="6.2cm" svg:height="1cm" svg:x="2cm" svg:y="15.5cm">
          <text:p text:style-name="P2">…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3" draw:id="id63" draw:layer="layout" svg:width="6.2cm" svg:height="1.2cm" svg:x="2cm" svg:y="10.6cm">
          <text:p text:style-name="P3">dh_str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4" draw:id="id64" draw:layer="layout" svg:width="6.2cm" svg:height="1.151cm" svg:x="2.05cm" svg:y="12.749cm">
          <text:p text:style-name="P3">dh_buildd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1cm" svg:y1="2.4cm" svg:x2="5.15cm" svg:y2="3.55cm" draw:start-shape="id60" draw:start-glue-point="2" draw:end-shape="id61" draw:end-glue-point="0" svg:d="m5100 2400 50 1150">
          <text:p/>
        </draw:connector>
        <draw:connector draw:style-name="gr4" draw:text-style-name="P1" draw:layer="layout" draw:type="line" svg:x1="5.05cm" svg:y1="9.45cm" svg:x2="5.1cm" svg:y2="10.6cm" draw:start-shape="id62" draw:end-shape="id63" draw:end-glue-point="0" svg:d="m5050 9450 50 1150">
          <text:p/>
        </draw:connector>
        <draw:connector draw:style-name="gr4" draw:text-style-name="P1" draw:layer="layout" draw:type="line" svg:x1="5.1cm" svg:y1="11.8cm" svg:x2="5.15cm" svg:y2="12.749cm" draw:start-shape="id63" draw:start-glue-point="2" draw:end-shape="id64" svg:d="m5100 11800 50 949">
          <text:p/>
        </draw:connector>
        <draw:connector draw:style-name="gr4" draw:text-style-name="P1" draw:layer="layout" draw:type="line" svg:x1="5.15cm" svg:y1="13.9cm" svg:x2="5.1cm" svg:y2="15.5cm" draw:start-shape="id64" draw:start-glue-point="2" draw:end-shape="id65" draw:end-glue-point="0" svg:d="m5150 13900-50 1600">
          <text:p/>
        </draw:connector>
        <draw:connector draw:style-name="gr4" draw:text-style-name="P1" draw:layer="layout" draw:type="line" svg:x1="5.1cm" svg:y1="16.5cm" svg:x2="5.1cm" svg:y2="17.9cm" draw:start-shape="id65" draw:start-glue-point="2" draw:end-shape="id66" draw:end-glue-point="0" svg:d="m5100 16500v1400">
          <text:p/>
        </draw:connector>
        <draw:custom-shape draw:style-name="gr2" draw:text-style-name="P2" xml:id="id67" draw:id="id67" draw:layer="layout" svg:width="6.2cm" svg:height="1.68cm" svg:x="2cm" svg:y="5.9cm">
          <text:p text:style-name="P2">コンパイル</text:p>
          <text:p text:style-name="P2">（デバッグオプション有効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15cm" svg:y1="4.7cm" svg:x2="5.1cm" svg:y2="5.9cm" draw:start-shape="id61" draw:start-glue-point="2" draw:end-shape="id67" draw:end-glue-point="0" svg:d="m5150 4700-50 1200">
          <text:p/>
        </draw:connector>
        <draw:connector draw:style-name="gr4" draw:text-style-name="P1" draw:layer="layout" draw:type="line" svg:x1="5.1cm" svg:y1="7.58cm" svg:x2="5.05cm" svg:y2="8.25cm" draw:start-shape="id67" draw:start-glue-point="2" draw:end-shape="id62" draw:end-glue-point="0" svg:d="m5100 7580-50 670">
          <text:p/>
        </draw:connector>
        <draw:custom-shape draw:style-name="gr2" draw:text-style-name="P2" xml:id="id62" draw:id="id62" draw:layer="layout" svg:width="6.2cm" svg:height="1.2cm" svg:x="1.95cm" svg:y="8.25cm">
          <text:p text:style-name="P2">…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9" draw:id="id69" draw:layer="layout" svg:width="6.983cm" svg:height="2.027cm" svg:x="19.529cm" svg:y="6.97cm">
          <text:p text:style-name="P2"><text:s/>実行ファイルから</text:p>
          <text:p text:style-name="P2">デバッグ情報を削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0" draw:id="id70" draw:layer="layout" svg:width="6.962cm" svg:height="2.027cm" svg:x="11.264cm" svg:y="6.957cm">
          <text:p text:style-name="P2"><text:s/>実行ファイルから</text:p>
          <text:p text:style-name="P2">デバッグ情報を取り出す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1" draw:id="id71" draw:layer="layout" svg:width="7.28cm" svg:height="3.378cm" svg:x="11.118cm" svg:y="9.938cm">
          <text:p text:style-name="P2">デバッグ情報ファイルを</text:p>
          <text:p text:style-name="P2">パッケージ処理ディレク</text:p>
          <text:p text:style-name="P2">トリに格納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2" draw:id="id72" draw:layer="layout" svg:width="7.28cm" svg:height="3.378cm" svg:x="19.368cm" svg:y="9.888cm">
          <text:p text:style-name="P2">実行ファイルを</text:p>
          <text:p text:style-name="P2">パッケージ処理ディレク</text:p>
          <text:p text:style-name="P2">トリに格納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8" draw:id="id68" draw:layer="layout" svg:width="7.437cm" svg:height="3.289cm" svg:x="11.084cm" svg:y="2.645cm">
          <text:p text:style-name="P2">デバッグ情報パッケージ</text:p>
          <text:p text:style-name="P2">が指定されている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0cm -0.663cm" svg:x1="8.2cm" svg:y1="11.2cm" svg:x2="14.803cm" svg:y2="2.645cm" draw:start-shape="id63" draw:start-glue-point="1" draw:end-shape="id68" draw:end-glue-point="4" svg:d="m8200 11200h1442v-9769h5161v1214">
          <text:p/>
        </draw:connector>
        <draw:connector draw:style-name="gr4" draw:text-style-name="P1" draw:layer="layout" svg:x1="18.521cm" svg:y1="4.29cm" svg:x2="23.02cm" svg:y2="6.97cm" draw:start-shape="id68" draw:start-glue-point="7" draw:end-shape="id69" svg:d="m18521 4290h4499v2680">
          <text:p/>
        </draw:connector>
        <draw:connector draw:style-name="gr4" draw:text-style-name="P1" draw:layer="layout" svg:x1="14.803cm" svg:y1="5.934cm" svg:x2="14.745cm" svg:y2="6.957cm" draw:start-shape="id68" draw:start-glue-point="6" draw:end-shape="id70" draw:end-glue-point="0" svg:d="m14803 5934v511h-58v512">
          <text:p/>
        </draw:connector>
        <draw:connector draw:style-name="gr4" draw:text-style-name="P1" draw:layer="layout" draw:line-skew="0.899cm 0cm -0.948cm" svg:x1="14.758cm" svg:y1="13.316cm" svg:x2="23.02cm" svg:y2="6.97cm" draw:start-shape="id71" draw:start-glue-point="2" draw:end-shape="id69" draw:end-glue-point="0" svg:d="m14758 13316v1451h4206v-9296h4056v1499">
          <text:p/>
        </draw:connector>
        <draw:connector draw:style-name="gr4" draw:text-style-name="P1" draw:layer="layout" svg:x1="14.745cm" svg:y1="8.984cm" svg:x2="14.758cm" svg:y2="9.938cm" draw:start-shape="id70" draw:start-glue-point="2" draw:end-shape="id71" draw:end-glue-point="0" svg:d="m14745 8984v477h13v477">
          <text:p/>
        </draw:connector>
        <draw:connector draw:style-name="gr4" draw:text-style-name="P1" draw:layer="layout" draw:line-skew="4.096cm -4.131cm" svg:x1="23.008cm" svg:y1="13.266cm" svg:x2="8.2cm" svg:y2="11.2cm" draw:start-shape="id72" draw:start-glue-point="2" draw:end-shape="id63" draw:end-glue-point="1" svg:d="m23008 13266v4648h-13354v-6714h-1454">
          <text:p/>
        </draw:connecto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" draw:text-style-name="P2" xml:id="id73" draw:id="id73" draw:layer="layout" svg:width="6.2cm" svg:height="1.2cm" svg:x="2cm" svg:y="1.2cm">
          <text:p text:style-name="P2">パッケージ作成開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9" draw:id="id79" draw:layer="layout" svg:width="6.2cm" svg:height="1.2cm" svg:x="2cm" svg:y="17.9cm">
          <text:p text:style-name="P2">パッケージ作成終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4" draw:id="id74" draw:layer="layout" svg:width="6.2cm" svg:height="1.15cm" svg:x="2.05cm" svg:y="3.55cm">
          <text:p text:style-name="P2">…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8" draw:id="id78" draw:layer="layout" svg:width="6.2cm" svg:height="1cm" svg:x="2cm" svg:y="15.5cm">
          <text:p text:style-name="P2">…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6" draw:id="id76" draw:layer="layout" svg:width="6.2cm" svg:height="1.2cm" svg:x="2cm" svg:y="10.6cm">
          <text:p text:style-name="P3">dh_str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7" draw:id="id77" draw:layer="layout" svg:width="6.2cm" svg:height="1.151cm" svg:x="2.05cm" svg:y="12.749cm">
          <text:p text:style-name="P3">dh_buildd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1cm" svg:y1="2.4cm" svg:x2="5.15cm" svg:y2="3.55cm" draw:start-shape="id73" draw:start-glue-point="2" draw:end-shape="id74" draw:end-glue-point="0" svg:d="m5100 2400 50 1150">
          <text:p/>
        </draw:connector>
        <draw:connector draw:style-name="gr4" draw:text-style-name="P1" draw:layer="layout" draw:type="line" svg:x1="5.05cm" svg:y1="9.45cm" svg:x2="5.1cm" svg:y2="10.6cm" draw:start-shape="id75" draw:end-shape="id76" draw:end-glue-point="0" svg:d="m5050 9450 50 1150">
          <text:p/>
        </draw:connector>
        <draw:connector draw:style-name="gr4" draw:text-style-name="P1" draw:layer="layout" draw:type="line" svg:x1="5.1cm" svg:y1="11.8cm" svg:x2="5.15cm" svg:y2="12.749cm" draw:start-shape="id76" draw:start-glue-point="2" draw:end-shape="id77" svg:d="m5100 11800 50 949">
          <text:p/>
        </draw:connector>
        <draw:connector draw:style-name="gr4" draw:text-style-name="P1" draw:layer="layout" draw:type="line" svg:x1="5.15cm" svg:y1="13.9cm" svg:x2="5.1cm" svg:y2="15.5cm" draw:start-shape="id77" draw:start-glue-point="2" draw:end-shape="id78" draw:end-glue-point="0" svg:d="m5150 13900-50 1600">
          <text:p/>
        </draw:connector>
        <draw:connector draw:style-name="gr4" draw:text-style-name="P1" draw:layer="layout" draw:type="line" svg:x1="5.1cm" svg:y1="16.5cm" svg:x2="5.1cm" svg:y2="17.9cm" draw:start-shape="id78" draw:start-glue-point="2" draw:end-shape="id79" draw:end-glue-point="0" svg:d="m5100 16500v1400">
          <text:p/>
        </draw:connector>
        <draw:custom-shape draw:style-name="gr2" draw:text-style-name="P2" xml:id="id80" draw:id="id80" draw:layer="layout" svg:width="6.2cm" svg:height="1.68cm" svg:x="2cm" svg:y="5.9cm">
          <text:p text:style-name="P2">コンパイル</text:p>
          <text:p text:style-name="P2">（デバッグオプション有効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15cm" svg:y1="4.7cm" svg:x2="5.1cm" svg:y2="5.9cm" draw:start-shape="id74" draw:start-glue-point="2" draw:end-shape="id80" draw:end-glue-point="0" svg:d="m5150 4700-50 1200">
          <text:p/>
        </draw:connector>
        <draw:connector draw:style-name="gr4" draw:text-style-name="P1" draw:layer="layout" draw:type="line" svg:x1="5.1cm" svg:y1="7.58cm" svg:x2="5.05cm" svg:y2="8.25cm" draw:start-shape="id80" draw:start-glue-point="2" draw:end-shape="id75" draw:end-glue-point="0" svg:d="m5100 7580-50 670">
          <text:p/>
        </draw:connector>
        <draw:custom-shape draw:style-name="gr2" draw:text-style-name="P2" xml:id="id75" draw:id="id75" draw:layer="layout" svg:width="6.2cm" svg:height="1.2cm" svg:x="1.95cm" svg:y="8.25cm">
          <text:p text:style-name="P2">…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2" draw:id="id82" draw:layer="layout" svg:width="6.962cm" svg:height="2.027cm" svg:x="19.755cm" svg:y="9.368cm">
          <text:p text:style-name="P2">debian/control ファイル</text:p>
          <text:p text:style-name="P2">からパッケージを作成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3" draw:id="id83" draw:layer="layout" svg:width="7.28cm" svg:height="3.378cm" svg:x="11.375cm" svg:y="8.61cm">
          <text:p text:style-name="P2">db_builddebのオプション</text:p>
          <text:p text:style-name="P2">に指定されたパッケージ</text:p>
          <text:p text:style-name="P2">のみを作成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1" draw:id="id81" draw:layer="layout" svg:width="7.437cm" svg:height="3.289cm" svg:x="11.334cm" svg:y="3.595cm">
          <text:p text:style-name="P1">パッケージ</text:p>
          <text:p text:style-name="P1">が指定されている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0cm -0.97cm" svg:x1="8.25cm" svg:y1="13.324cm" svg:x2="15.053cm" svg:y2="3.595cm" draw:start-shape="id77" draw:start-glue-point="1" draw:end-shape="id81" draw:end-glue-point="4" svg:d="m8250 13324h1542v-11250h5261v1521">
          <text:p/>
        </draw:connector>
        <draw:connector draw:style-name="gr4" draw:text-style-name="P1" draw:layer="layout" svg:x1="18.771cm" svg:y1="5.24cm" svg:x2="23.236cm" svg:y2="9.368cm" draw:start-shape="id81" draw:start-glue-point="7" draw:end-shape="id82" svg:d="m18771 5240h4465v4128">
          <text:p/>
        </draw:connector>
        <draw:connector draw:style-name="gr4" draw:text-style-name="P1" draw:layer="layout" svg:x1="15.015cm" svg:y1="11.988cm" svg:x2="8.25cm" svg:y2="13.324cm" draw:start-shape="id83" draw:start-glue-point="2" draw:end-shape="id77" draw:end-glue-point="1" svg:d="m15015 11988v1336h-6765">
          <text:p/>
        </draw:connector>
        <draw:connector draw:style-name="gr4" draw:text-style-name="P1" draw:layer="layout" svg:x1="23.236cm" svg:y1="11.395cm" svg:x2="8.25cm" svg:y2="13.324cm" draw:start-shape="id82" draw:start-glue-point="2" draw:end-shape="id77" draw:end-glue-point="1" svg:d="m23236 11395v1929h-14986">
          <text:p/>
        </draw:connector>
        <draw:connector draw:style-name="gr4" draw:text-style-name="P1" draw:layer="layout" draw:type="line" svg:x1="15.053cm" svg:y1="6.884cm" svg:x2="15.015cm" svg:y2="8.61cm" draw:start-shape="id81" draw:start-glue-point="6" draw:end-shape="id83" draw:end-glue-point="0" svg:d="m15053 6884-38 1726">
          <text:p/>
        </draw:connecto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2T07:47:20</meta:creation-date>
    <dc:date>2012-06-22T10:36:23</dc:date>
    <meta:editing-duration>PT2H32M22S</meta:editing-duration>
    <meta:editing-cycles>4</meta:editing-cycles>
    <meta:generator>LibreOffice/3.5$Linux_X86_64 LibreOffice_project/350m1$Build-2</meta:generator>
    <meta:document-statistic meta:object-count="232"/>
  </office:meta>
</office:document-meta>
</file>